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Este documento, aclara un poco como he hecho el microservicio Heroes.</text:p>
      <text:p text:style-name="Standard"/>
      <text:p text:style-name="Standard">GIT: <text:a xlink:type="simple" xlink:href="https://github.com/Diego-Negri/W2M_Test.git" text:style-name="Internet_20_link" text:visited-style-name="Visited_20_Internet_20_Link">https://github.com/Diego-Negri/W2M_Test.git</text:a></text:p>
      <text:p text:style-name="Standard">En este git he pushato todo, se volete verlo, me pasais el mail y lo comparto</text:p>
      <text:p text:style-name="Standard"/>
      <text:p text:style-name="Standard">El servicio "spring-boot-data-H2-embedded-master", contiene como tal, el servicio puro de heroes, con su capa controller-service-repository.</text:p>
      <text:p text:style-name="Standard">He usado swagger, para hacer test y para generar la documentación.</text:p>
      <text:p text:style-name="Standard">En el package de test, hay un pequeño ejemplo de test integración.</text:p>
      <text:p text:style-name="Standard">En el package de eceptionHandler, hay una exception generica, por ejemplo un error de runtime; algo que no prenda el ResponseEntity.</text:p>
      <text:p text:style-name="Standard">En el package de security, he hecho una pequeña prueba de seguridad para que el usuario se autentifique; la password se debe prendere de la consola, cuando el usuario levanta el servicio.</text:p>
      <text:p text:style-name="Standard"/>
      <text:p text:style-name="Standard"/>
      <text:p text:style-name="Standard">El servicio "demo-apigateway", lo he creado para que no se pase directamente de internet al servicio "spring-boot-data-H2-embedded-master", es verdad que despues habría que agregarle seguridad al apigateway ....que no he hecho, por ejemplo se puede agregar un server Oauth2 – Keycloak...</text:p>
      <text:p text:style-name="Standard"/>
      <text:p text:style-name="Standard">El servicio "demo-admin", lo he hecho para ver todas las metricas del servicio "spring-boot-data-H2-embedded-master".</text:p>
      <text:p text:style-name="Standard"/>
      <text:p text:style-name="Standard"/>
      <text:p text:style-name="Standard">En el documento que se ha adjuntado "Test", se pueden ver todas las pantallas con las pruebas realizadas.</text:p>
      <text:p text:style-name="Standard"/>
      <text:p text:style-name="Standard"/>
      <text:p text:style-name="Standard">Cualquier duda, me podéis contactar el mail "dnegri@atsistemas.com"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2M9S</meta:editing-duration>
    <meta:editing-cycles>4</meta:editing-cycles>
    <meta:generator>OpenOffice/4.1.3$Win32 OpenOffice.org_project/413m1$Build-9783</meta:generator>
    <dc:date>2022-07-04T12:47:01.53</dc:date>
    <dc:creator>Diego Negri Torrubia</dc:creator>
    <meta:document-statistic meta:table-count="0" meta:image-count="0" meta:object-count="0" meta:page-count="1" meta:paragraph-count="12" meta:word-count="201" meta:character-count="1361"/>
    <meta:user-defined meta:name="Info 1"/>
    <meta:user-defined meta:name="Info 2"/>
    <meta:user-defined meta:name="Info 3"/>
    <meta:user-defined meta:name="Info 4"/>
  </office:meta>
</office:document-meta>
</file>